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9035in"/>
    </style:style>
    <style:style style:name="co2" style:family="table-column">
      <style:table-column-properties fo:break-before="auto" style:column-width="2.748in"/>
    </style:style>
    <style:style style:name="co3" style:family="table-column">
      <style:table-column-properties fo:break-before="auto" style:column-width="1.1075in"/>
    </style:style>
    <style:style style:name="co4" style:family="table-column">
      <style:table-column-properties fo:break-before="auto" style:column-width="2.7693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&quot;PARTIAL&quot;" style:apply-style-name="PARTIAL" style:base-cell-address="Sheet1.C1"/>
      <style:map style:condition="cell-content()=&quot;NOT STARTED&quot;" style:apply-style-name="NOT_20_STARTED" style:base-cell-address="Sheet1.C1"/>
      <style:map style:condition="cell-content()=&quot;COMPLETE&quot;" style:apply-style-name="COMPLETE" style:base-cell-address="Sheet1.C1"/>
    </style:style>
    <style:style style:name="ce2" style:family="table-cell" style:parent-style-name="Default">
      <style:map style:condition="cell-content()=&quot;PARTIAL&quot;" style:apply-style-name="PARTIAL" style:base-cell-address="Sheet1.C1"/>
      <style:map style:condition="cell-content()=&quot;NOT STARTED&quot;" style:apply-style-name="NOT_20_STARTED" style:base-cell-address="Sheet1.C1"/>
      <style:map style:condition="cell-content()=&quot;COMPLETE&quot;" style:apply-style-name="COMPLETE" style:base-cell-address="Sheet1.C1"/>
    </style:style>
    <style:style style:name="ce3" style:family="table-cell" style:parent-style-name="Default">
      <style:map style:condition="cell-content()=&quot;PARTIAL&quot;" style:apply-style-name="PARTIAL" style:base-cell-address="Sheet1.C1"/>
      <style:map style:condition="cell-content()=&quot;NOT STARTED&quot;" style:apply-style-name="NOT_20_STARTED" style:base-cell-address="Sheet1.C1"/>
      <style:map style:condition="cell-content()=&quot;COMPLETE&quot;" style:apply-style-name="COMPLETE" style:base-cell-address="Sheet1.C1"/>
    </style:style>
    <style:style style:name="ce4" style:family="table-cell" style:parent-style-name="Default">
      <style:map style:condition="cell-content()=&quot;PARTIAL&quot;" style:apply-style-name="PARTIAL" style:base-cell-address="Sheet1.C1"/>
      <style:map style:condition="cell-content()=&quot;NOT STARTED&quot;" style:apply-style-name="NOT_20_STARTED" style:base-cell-address="Sheet1.C1"/>
      <style:map style:condition="cell-content()=&quot;COMPLETE&quot;" style:apply-style-name="COMPLETE" style:base-cell-address="Sheet1.C1"/>
    </style:style>
    <style:style style:name="ce5" style:family="table-cell" style:parent-style-name="Default">
      <style:map style:condition="cell-content()=&quot;PARTIAL&quot;" style:apply-style-name="PARTIAL" style:base-cell-address="Sheet1.C1"/>
      <style:map style:condition="cell-content()=&quot;NOT STARTED&quot;" style:apply-style-name="NOT_20_STARTED" style:base-cell-address="Sheet1.C1"/>
      <style:map style:condition="cell-content()=&quot;COMPLETE&quot;" style:apply-style-name="COMPLETE" style:base-cell-address="Sheet1.C1"/>
    </style:style>
    <style:style style:name="ce6" style:family="table-cell" style:parent-style-name="Default">
      <style:map style:condition="cell-content()=&quot;PARTIAL&quot;" style:apply-style-name="PARTIAL" style:base-cell-address="Sheet1.C1"/>
      <style:map style:condition="cell-content()=&quot;NOT STARTED&quot;" style:apply-style-name="NOT_20_STARTED" style:base-cell-address="Sheet1.C1"/>
      <style:map style:condition="cell-content()=&quot;COMPLETE&quot;" style:apply-style-name="COMPLETE" style:base-cell-address="Sheet1.C1"/>
    </style:style>
    <style:style style:name="ce7" style:family="table-cell" style:parent-style-name="Default">
      <style:map style:condition="cell-content()=&quot;PARTIAL&quot;" style:apply-style-name="PARTIAL" style:base-cell-address="Sheet1.C1"/>
      <style:map style:condition="cell-content()=&quot;NOT STARTED&quot;" style:apply-style-name="NOT_20_STARTED" style:base-cell-address="Sheet1.C1"/>
      <style:map style:condition="cell-content()=&quot;COMPLETE&quot;" style:apply-style-name="COMPLETE" style:base-cell-address="Sheet1.C1"/>
    </style:style>
    <style:style style:name="ce8" style:family="table-cell" style:parent-style-name="Default">
      <style:map style:condition="cell-content()=&quot;PARTIAL&quot;" style:apply-style-name="PARTIAL" style:base-cell-address="Sheet1.C1"/>
      <style:map style:condition="cell-content()=&quot;NOT STARTED&quot;" style:apply-style-name="NOT_20_STARTED" style:base-cell-address="Sheet1.C1"/>
      <style:map style:condition="cell-content()=&quot;COMPLETE&quot;" style:apply-style-name="COMPLETE" style:base-cell-address="Sheet1.C1"/>
    </style:style>
    <style:style style:name="ce9" style:family="table-cell" style:parent-style-name="Default">
      <style:map style:condition="cell-content()=&quot;PARTIAL&quot;" style:apply-style-name="PARTIAL" style:base-cell-address="Sheet1.C1"/>
      <style:map style:condition="cell-content()=&quot;NOT STARTED&quot;" style:apply-style-name="NOT_20_STARTED" style:base-cell-address="Sheet1.C1"/>
      <style:map style:condition="cell-content()=&quot;COMPLETE&quot;" style:apply-style-name="COMPLETE" style:base-cell-address="Sheet1.C1"/>
    </style:style>
    <style:style style:name="ce10" style:family="table-cell" style:parent-style-name="Default">
      <style:map style:condition="cell-content()=&quot;PARTIAL&quot;" style:apply-style-name="PARTIAL" style:base-cell-address="Sheet1.C1"/>
      <style:map style:condition="cell-content()=&quot;NOT STARTED&quot;" style:apply-style-name="NOT_20_STARTED" style:base-cell-address="Sheet1.C1"/>
      <style:map style:condition="cell-content()=&quot;COMPLETE&quot;" style:apply-style-name="COMPLETE" style:base-cell-address="Sheet1.C1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row table:style-name="ro1">
          <table:table-cell office:value-type="string">
            <text:p>Requirement</text:p>
          </table:table-cell>
          <table:table-cell office:value-type="string">
            <text:p>Description</text:p>
          </table:table-cell>
          <table:table-cell office:value-type="string">
            <text:p>Location</text:p>
          </table:table-cell>
          <table:table-cell table:style-name="ce1" office:value-type="string">
            <text:p>Status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eceive data from HDI</text:p>
          </table:table-cell>
          <table:table-cell office:value-type="string">
            <text:p>SDI_cmd</text:p>
          </table:table-cell>
          <table:table-cell table:style-name="ce1" office:value-type="string">
            <text:p>COMPLETE</text:p>
          </table:table-cell>
          <table:table-cell/>
        </table:table-row>
        <table:table-row table:style-name="ro1">
          <table:table-cell office:value-type="string">
            <text:p>1a1</text:p>
          </table:table-cell>
          <table:table-cell office:value-type="string">
            <text:p>Wheel position</text:p>
          </table:table-cell>
          <table:table-cell office:value-type="string">
            <text:p>SDI_cmd</text:p>
          </table:table-cell>
          <table:table-cell table:style-name="ce1" office:value-type="string">
            <text:p>COMPLETE</text:p>
          </table:table-cell>
          <table:table-cell/>
        </table:table-row>
        <table:table-row table:style-name="ro1">
          <table:table-cell office:value-type="string">
            <text:p>1a2</text:p>
          </table:table-cell>
          <table:table-cell office:value-type="string">
            <text:p>gas position</text:p>
          </table:table-cell>
          <table:table-cell office:value-type="string">
            <text:p>SDI_cmd</text:p>
          </table:table-cell>
          <table:table-cell table:style-name="ce1" office:value-type="string">
            <text:p>COMPLETE</text:p>
          </table:table-cell>
          <table:table-cell/>
        </table:table-row>
        <table:table-row table:style-name="ro1">
          <table:table-cell office:value-type="string">
            <text:p>1a3</text:p>
          </table:table-cell>
          <table:table-cell office:value-type="string">
            <text:p>brake position</text:p>
          </table:table-cell>
          <table:table-cell office:value-type="string">
            <text:p>SDI_cmd</text:p>
          </table:table-cell>
          <table:table-cell table:style-name="ce1" office:value-type="string">
            <text:p>COMPLETE</text:p>
          </table:table-cell>
          <table:table-cell/>
        </table:table-row>
        <table:table-row table:style-name="ro1">
          <table:table-cell office:value-type="string">
            <text:p>1a4</text:p>
          </table:table-cell>
          <table:table-cell office:value-type="string">
            <text:p>gear</text:p>
          </table:table-cell>
          <table:table-cell office:value-type="string">
            <text:p>SDI_cmd</text:p>
          </table:table-cell>
          <table:table-cell table:style-name="ce1" office:value-type="string">
            <text:p>COMPLETE</text:p>
          </table:table-cell>
          <table:table-cell/>
        </table:table-row>
        <table:table-row table:style-name="ro1">
          <table:table-cell office:value-type="string">
            <text:p>1a5</text:p>
          </table:table-cell>
          <table:table-cell office:value-type="string">
            <text:p>vibration</text:p>
          </table:table-cell>
          <table:table-cell office:value-type="string">
            <text:p>SDI_cmd</text:p>
          </table:table-cell>
          <table:table-cell table:style-name="ce1" office:value-type="string">
            <text:p>COMPLETE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og data from HDI</text:p>
          </table:table-cell>
          <table:table-cell office:value-type="string">
            <text:p>SDI_cmd</text:p>
          </table:table-cell>
          <table:table-cell table:style-name="ce1" office:value-type="string">
            <text:p>PARTIAL</text:p>
          </table:table-cell>
          <table:table-cell office:value-type="string">
            <text:p>SDI_listener-1-stdout.log not desired name</text:p>
          </table:table-cell>
        </table:table-row>
        <table:table-row table:style-name="ro1">
          <table:table-cell office:value-type="string">
            <text:p>2a1</text:p>
          </table:table-cell>
          <table:table-cell office:value-type="string">
            <text:p>Wheel position</text:p>
          </table:table-cell>
          <table:table-cell office:value-type="string">
            <text:p>SDI_cmd</text:p>
          </table:table-cell>
          <table:table-cell table:style-name="ce1" office:value-type="string">
            <text:p>COMPLETE</text:p>
          </table:table-cell>
          <table:table-cell/>
        </table:table-row>
        <table:table-row table:style-name="ro1">
          <table:table-cell office:value-type="string">
            <text:p>2a2</text:p>
          </table:table-cell>
          <table:table-cell office:value-type="string">
            <text:p>gas position</text:p>
          </table:table-cell>
          <table:table-cell office:value-type="string">
            <text:p>SDI_cmd</text:p>
          </table:table-cell>
          <table:table-cell table:style-name="ce1" office:value-type="string">
            <text:p>COMPLETE</text:p>
          </table:table-cell>
          <table:table-cell/>
        </table:table-row>
        <table:table-row table:style-name="ro1">
          <table:table-cell office:value-type="string">
            <text:p>2a3</text:p>
          </table:table-cell>
          <table:table-cell office:value-type="string">
            <text:p>brake position</text:p>
          </table:table-cell>
          <table:table-cell office:value-type="string">
            <text:p>SDI_cmd</text:p>
          </table:table-cell>
          <table:table-cell table:style-name="ce1" office:value-type="string">
            <text:p>COMPLETE</text:p>
          </table:table-cell>
          <table:table-cell/>
        </table:table-row>
        <table:table-row table:style-name="ro1">
          <table:table-cell office:value-type="string">
            <text:p>2a4</text:p>
          </table:table-cell>
          <table:table-cell office:value-type="string">
            <text:p>gear</text:p>
          </table:table-cell>
          <table:table-cell office:value-type="string">
            <text:p>SDI_cmd</text:p>
          </table:table-cell>
          <table:table-cell table:style-name="ce1" office:value-type="string">
            <text:p>PARTIAL</text:p>
          </table:table-cell>
          <table:table-cell office:value-type="string">
            <text:p>value shows errors in log</text:p>
          </table:table-cell>
        </table:table-row>
        <table:table-row table:style-name="ro1">
          <table:table-cell office:value-type="string">
            <text:p>2a5</text:p>
          </table:table-cell>
          <table:table-cell office:value-type="string">
            <text:p>vibration</text:p>
          </table:table-cell>
          <table:table-cell office:value-type="string">
            <text:p>SDI_cmd</text:p>
          </table:table-cell>
          <table:table-cell table:style-name="ce1" office:value-type="string">
            <text:p>COMPLETE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DI send data to HDI</text:p>
          </table:table-cell>
          <table:table-cell office:value-type="string">
            <text:p>SDI_state</text:p>
          </table:table-cell>
          <table:table-cell table:style-name="ce1" office:value-type="string">
            <text:p>PARTIAL</text:p>
          </table:table-cell>
          <table:table-cell office:value-type="string">
            <text:p>SDI_talker-2-stdout.log not desired name</text:p>
          </table:table-cell>
        </table:table-row>
        <table:table-row table:style-name="ro1">
          <table:table-cell office:value-type="string">
            <text:p>3a1</text:p>
          </table:table-cell>
          <table:table-cell office:value-type="string">
            <text:p>Wheel position</text:p>
          </table:table-cell>
          <table:table-cell office:value-type="string">
            <text:p>SDI_state</text:p>
          </table:table-cell>
          <table:table-cell table:style-name="ce1" office:value-type="string">
            <text:p>PARTIAL</text:p>
          </table:table-cell>
          <table:table-cell office:value-type="string">
            <text:p>not well formatted, value doesn't show up</text:p>
          </table:table-cell>
        </table:table-row>
        <table:table-row table:style-name="ro1">
          <table:table-cell office:value-type="string">
            <text:p>3a2</text:p>
          </table:table-cell>
          <table:table-cell office:value-type="string">
            <text:p>wheel force</text:p>
          </table:table-cell>
          <table:table-cell office:value-type="string">
            <text:p>SDI_state</text:p>
          </table:table-cell>
          <table:table-cell table:style-name="ce1" office:value-type="string">
            <text:p>NOT STARTED</text:p>
          </table:table-cell>
          <table:table-cell/>
        </table:table-row>
        <table:table-row table:style-name="ro1">
          <table:table-cell office:value-type="string">
            <text:p>3a3</text:p>
          </table:table-cell>
          <table:table-cell office:value-type="string">
            <text:p>vibration</text:p>
          </table:table-cell>
          <table:table-cell office:value-type="string">
            <text:p>SDI_state</text:p>
          </table:table-cell>
          <table:table-cell table:style-name="ce1" office:value-type="string">
            <text:p>NOT STARTED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log data to HDI</text:p>
          </table:table-cell>
          <table:table-cell office:value-type="string">
            <text:p>SDI_state</text:p>
          </table:table-cell>
          <table:table-cell table:style-name="ce1" office:value-type="string">
            <text:p>PARTIAL</text:p>
          </table:table-cell>
          <table:table-cell/>
        </table:table-row>
        <table:table-row table:style-name="ro1">
          <table:table-cell office:value-type="string">
            <text:p>4a1</text:p>
          </table:table-cell>
          <table:table-cell office:value-type="string">
            <text:p>Wheel position</text:p>
          </table:table-cell>
          <table:table-cell office:value-type="string">
            <text:p>SDI_state</text:p>
          </table:table-cell>
          <table:table-cell table:style-name="ce1" office:value-type="string">
            <text:p>COMPLETE</text:p>
          </table:table-cell>
          <table:table-cell/>
        </table:table-row>
        <table:table-row table:style-name="ro1">
          <table:table-cell office:value-type="string">
            <text:p>4a2</text:p>
          </table:table-cell>
          <table:table-cell office:value-type="string">
            <text:p>wheel force</text:p>
          </table:table-cell>
          <table:table-cell office:value-type="string">
            <text:p>SDI_state</text:p>
          </table:table-cell>
          <table:table-cell table:style-name="ce2" office:value-type="string">
            <text:p>COMPLETE</text:p>
          </table:table-cell>
          <table:table-cell/>
        </table:table-row>
        <table:table-row table:style-name="ro1">
          <table:table-cell office:value-type="string">
            <text:p>4a3</text:p>
          </table:table-cell>
          <table:table-cell office:value-type="string">
            <text:p>vibration</text:p>
          </table:table-cell>
          <table:table-cell office:value-type="string">
            <text:p>SDI_state</text:p>
          </table:table-cell>
          <table:table-cell table:style-name="ce3" office:value-type="string">
            <text:p>COMPLETE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update state of vehicle</text:p>
          </table:table-cell>
          <table:table-cell office:value-type="string">
            <text:p>SDI_cmd</text:p>
          </table:table-cell>
          <table:table-cell table:style-name="ce1" office:value-type="string">
            <text:p>COMPLETE</text:p>
          </table:table-cell>
          <table:table-cell/>
        </table:table-row>
        <table:table-row table:style-name="ro1">
          <table:table-cell office:value-type="string">
            <text:p>5a1</text:p>
          </table:table-cell>
          <table:table-cell office:value-type="string">
            <text:p>hand wheel position</text:p>
          </table:table-cell>
          <table:table-cell office:value-type="string">
            <text:p>SDI_cmd</text:p>
          </table:table-cell>
          <table:table-cell table:style-name="ce1" office:value-type="string">
            <text:p>COMPLETE</text:p>
          </table:table-cell>
          <table:table-cell/>
        </table:table-row>
        <table:table-row table:style-name="ro1">
          <table:table-cell office:value-type="string">
            <text:p>5a2</text:p>
          </table:table-cell>
          <table:table-cell office:value-type="string">
            <text:p>gas pedal position</text:p>
          </table:table-cell>
          <table:table-cell office:value-type="string">
            <text:p>SDI_cmd</text:p>
          </table:table-cell>
          <table:table-cell table:style-name="ce1" office:value-type="string">
            <text:p>COMPLETE</text:p>
          </table:table-cell>
          <table:table-cell/>
        </table:table-row>
        <table:table-row table:style-name="ro1">
          <table:table-cell office:value-type="string">
            <text:p>5a3</text:p>
          </table:table-cell>
          <table:table-cell office:value-type="string">
            <text:p>brake pedal position</text:p>
          </table:table-cell>
          <table:table-cell office:value-type="string">
            <text:p>SDI_cmd</text:p>
          </table:table-cell>
          <table:table-cell table:style-name="ce1" office:value-type="string">
            <text:p>COMPLETE</text:p>
          </table:table-cell>
          <table:table-cell/>
        </table:table-row>
        <table:table-row table:style-name="ro1">
          <table:table-cell office:value-type="string">
            <text:p>5a4</text:p>
          </table:table-cell>
          <table:table-cell office:value-type="string">
            <text:p>vehicle direction</text:p>
          </table:table-cell>
          <table:table-cell office:value-type="string">
            <text:p>SDI_cmd</text:p>
          </table:table-cell>
          <table:table-cell table:style-name="ce1" office:value-type="string">
            <text:p>COMPLETE</text:p>
          </table:table-cell>
          <table:table-cell/>
        </table:table-row>
        <table:table-row table:style-name="ro1">
          <table:table-cell office:value-type="string">
            <text:p>5a5</text:p>
          </table:table-cell>
          <table:table-cell office:value-type="string">
            <text:p>hand brake position</text:p>
          </table:table-cell>
          <table:table-cell office:value-type="string">
            <text:p>SDI_cmd</text:p>
          </table:table-cell>
          <table:table-cell table:style-name="ce1" office:value-type="string">
            <text:p>COMPLETE</text:p>
          </table:table-cell>
          <table:table-cell/>
        </table:table-row>
        <table:table-row table:style-name="ro1">
          <table:table-cell office:value-type="string">
            <text:p>5a6</text:p>
          </table:table-cell>
          <table:table-cell office:value-type="string">
            <text:p>key state</text:p>
          </table:table-cell>
          <table:table-cell office:value-type="string">
            <text:p>SDI_cmd</text:p>
          </table:table-cell>
          <table:table-cell table:style-name="ce1" office:value-type="string">
            <text:p>COMPLETE</text:p>
          </table:table-cell>
          <table:table-cell office:value-type="string">
            <text:p>only sent when changed from 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log sim update cmds</text:p>
          </table:table-cell>
          <table:table-cell office:value-type="string">
            <text:p>SDI_cmd</text:p>
          </table:table-cell>
          <table:table-cell table:style-name="ce4" office:value-type="string">
            <text:p>PARTIAL</text:p>
          </table:table-cell>
          <table:table-cell/>
        </table:table-row>
        <table:table-row table:style-name="ro1">
          <table:table-cell office:value-type="string">
            <text:p>6a1</text:p>
          </table:table-cell>
          <table:table-cell office:value-type="string">
            <text:p>hand wheel position</text:p>
          </table:table-cell>
          <table:table-cell office:value-type="string">
            <text:p>SDI_cmd</text:p>
          </table:table-cell>
          <table:table-cell table:style-name="ce5" office:value-type="string">
            <text:p>COMPLETE</text:p>
          </table:table-cell>
          <table:table-cell/>
        </table:table-row>
        <table:table-row table:style-name="ro1">
          <table:table-cell office:value-type="string">
            <text:p>6a2</text:p>
          </table:table-cell>
          <table:table-cell office:value-type="string">
            <text:p>gas pedal position</text:p>
          </table:table-cell>
          <table:table-cell office:value-type="string">
            <text:p>SDI_cmd</text:p>
          </table:table-cell>
          <table:table-cell table:style-name="ce6" office:value-type="string">
            <text:p>COMPLETE</text:p>
          </table:table-cell>
          <table:table-cell/>
        </table:table-row>
        <table:table-row table:style-name="ro1">
          <table:table-cell office:value-type="string">
            <text:p>6a3</text:p>
          </table:table-cell>
          <table:table-cell office:value-type="string">
            <text:p>brake pedal position</text:p>
          </table:table-cell>
          <table:table-cell office:value-type="string">
            <text:p>SDI_cmd</text:p>
          </table:table-cell>
          <table:table-cell table:style-name="ce7" office:value-type="string">
            <text:p>COMPLETE</text:p>
          </table:table-cell>
          <table:table-cell/>
        </table:table-row>
        <table:table-row table:style-name="ro1">
          <table:table-cell office:value-type="string">
            <text:p>6a4</text:p>
          </table:table-cell>
          <table:table-cell office:value-type="string">
            <text:p>vehicle direction</text:p>
          </table:table-cell>
          <table:table-cell office:value-type="string">
            <text:p>SDI_cmd</text:p>
          </table:table-cell>
          <table:table-cell table:style-name="ce8" office:value-type="string">
            <text:p>PARTIAL</text:p>
          </table:table-cell>
          <table:table-cell office:value-type="string">
            <text:p>not well formatted, value doesn't show up</text:p>
          </table:table-cell>
        </table:table-row>
        <table:table-row table:style-name="ro1">
          <table:table-cell office:value-type="string">
            <text:p>6a5</text:p>
          </table:table-cell>
          <table:table-cell office:value-type="string">
            <text:p>hand brake position</text:p>
          </table:table-cell>
          <table:table-cell office:value-type="string">
            <text:p>SDI_cmd</text:p>
          </table:table-cell>
          <table:table-cell table:style-name="ce9" office:value-type="string">
            <text:p>COMPLETE</text:p>
          </table:table-cell>
          <table:table-cell/>
        </table:table-row>
        <table:table-row table:style-name="ro1">
          <table:table-cell office:value-type="string">
            <text:p>6a6</text:p>
          </table:table-cell>
          <table:table-cell office:value-type="string">
            <text:p>key state</text:p>
          </table:table-cell>
          <table:table-cell office:value-type="string">
            <text:p>SDI_cmd</text:p>
          </table:table-cell>
          <table:table-cell table:style-name="ce10" office:value-type="string">
            <text:p>PARTIAL</text:p>
          </table:table-cell>
          <table:table-cell office:value-type="string">
            <text:p>not well formatted, value doesn't show up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get vehicle state</text:p>
          </table:table-cell>
          <table:table-cell office:value-type="string">
            <text:p>SDI_state</text:p>
          </table:table-cell>
          <table:table-cell table:style-name="ce1" office:value-type="string">
            <text:p>PARTIAL</text:p>
          </table:table-cell>
          <table:table-cell/>
        </table:table-row>
        <table:table-row table:style-name="ro1">
          <table:table-cell office:value-type="string">
            <text:p>7a1</text:p>
          </table:table-cell>
          <table:table-cell office:value-type="string">
            <text:p>hand wheel position</text:p>
          </table:table-cell>
          <table:table-cell office:value-type="string">
            <text:p>SDI_state</text:p>
          </table:table-cell>
          <table:table-cell table:style-name="ce1" office:value-type="string">
            <text:p>COMPLETE</text:p>
          </table:table-cell>
          <table:table-cell office:value-type="string">
            <text:p>set up subscriber</text:p>
          </table:table-cell>
        </table:table-row>
        <table:table-row table:style-name="ro1">
          <table:table-cell office:value-type="string">
            <text:p>7a2</text:p>
          </table:table-cell>
          <table:table-cell office:value-type="string">
            <text:p>hand wheel force</text:p>
          </table:table-cell>
          <table:table-cell office:value-type="string">
            <text:p>SDI_state</text:p>
          </table:table-cell>
          <table:table-cell table:style-name="ce1" office:value-type="string">
            <text:p>NOT STARTED</text:p>
          </table:table-cell>
          <table:table-cell/>
        </table:table-row>
        <table:table-row table:style-name="ro1">
          <table:table-cell office:value-type="string">
            <text:p>7a3</text:p>
          </table:table-cell>
          <table:table-cell office:value-type="string">
            <text:p>vibration</text:p>
          </table:table-cell>
          <table:table-cell office:value-type="string">
            <text:p>SDI_state</text:p>
          </table:table-cell>
          <table:table-cell table:style-name="ce1" office:value-type="string">
            <text:p>PARTIAL</text:p>
          </table:table-cell>
          <table:table-cell office:value-type="string">
            <text:p>retrieves key state and uses that to determine key value</text:p>
          </table:table-cell>
        </table:table-row>
        <table:table-row table:style-name="ro1">
          <table:table-cell office:value-type="string">
            <text:p>7a4</text:p>
          </table:table-cell>
          <table:table-cell office:value-type="string">
            <text:p>vehicle speed</text:p>
          </table:table-cell>
          <table:table-cell office:value-type="string">
            <text:p>SDI_state</text:p>
          </table:table-cell>
          <table:table-cell table:style-name="ce1" office:value-type="string">
            <text:p>NOT STARTED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log vehicle state</text:p>
          </table:table-cell>
          <table:table-cell office:value-type="string">
            <text:p>SDI_state</text:p>
          </table:table-cell>
          <table:table-cell table:style-name="ce1" office:value-type="string">
            <text:p>PARTIAL</text:p>
          </table:table-cell>
          <table:table-cell/>
        </table:table-row>
        <table:table-row table:style-name="ro1">
          <table:table-cell office:value-type="string">
            <text:p>8a1</text:p>
          </table:table-cell>
          <table:table-cell office:value-type="string">
            <text:p>hand wheel position</text:p>
          </table:table-cell>
          <table:table-cell office:value-type="string">
            <text:p>SDI_state</text:p>
          </table:table-cell>
          <table:table-cell table:style-name="ce1" office:value-type="string">
            <text:p>COMPLETE</text:p>
          </table:table-cell>
          <table:table-cell/>
        </table:table-row>
        <table:table-row table:style-name="ro1">
          <table:table-cell office:value-type="string">
            <text:p>8a2</text:p>
          </table:table-cell>
          <table:table-cell office:value-type="string">
            <text:p>hand wheel force</text:p>
          </table:table-cell>
          <table:table-cell office:value-type="string">
            <text:p>SDI_state</text:p>
          </table:table-cell>
          <table:table-cell table:style-name="ce1" office:value-type="string">
            <text:p>PARTIAL</text:p>
          </table:table-cell>
          <table:table-cell office:value-type="string">
            <text:p>logging implemented, but not tested</text:p>
          </table:table-cell>
        </table:table-row>
        <table:table-row table:style-name="ro1">
          <table:table-cell office:value-type="string">
            <text:p>8a3</text:p>
          </table:table-cell>
          <table:table-cell office:value-type="string">
            <text:p>vibration</text:p>
          </table:table-cell>
          <table:table-cell office:value-type="string">
            <text:p>SDI_state</text:p>
          </table:table-cell>
          <table:table-cell table:style-name="ce1" office:value-type="string">
            <text:p>PARTIAL</text:p>
          </table:table-cell>
          <table:table-cell office:value-type="string">
            <text:p>determined by key value, both key and vibration logged, not well formatted, value doesn't show up</text:p>
          </table:table-cell>
        </table:table-row>
        <table:table-row table:style-name="ro1">
          <table:table-cell office:value-type="string">
            <text:p>8a4</text:p>
          </table:table-cell>
          <table:table-cell office:value-type="string">
            <text:p>vehicle speed</text:p>
          </table:table-cell>
          <table:table-cell office:value-type="string">
            <text:p>SDI_state</text:p>
          </table:table-cell>
          <table:table-cell table:style-name="ce1" office:value-type="string">
            <text:p>NOT STARTED</text:p>
          </table:table-cell>
          <table:table-cell/>
        </table:table-row>
        <table:table-row table:style-name="ro2">
          <table:table-cell table:number-columns-repeated="3"/>
          <table:table-cell table:style-name="ce1"/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environment can be specified by sdf</text:p>
          </table:table-cell>
          <table:table-cell/>
          <table:table-cell table:style-name="ce1"/>
          <table:table-cell/>
        </table:table-row>
        <table:table-row table:style-name="ro2">
          <table:table-cell office:value-type="string">
            <text:p>9a</text:p>
          </table:table-cell>
          <table:table-cell office:value-type="string">
            <text:p>1+ terrain element location, orientation</text:p>
          </table:table-cell>
          <table:table-cell/>
          <table:table-cell table:style-name="ce1"/>
          <table:table-cell/>
        </table:table-row>
        <table:table-row table:style-name="ro2">
          <table:table-cell office:value-type="string">
            <text:p>9b</text:p>
          </table:table-cell>
          <table:table-cell office:value-type="string">
            <text:p>location, orientation, mass of all obstacles</text:p>
          </table:table-cell>
          <table:table-cell/>
          <table:table-cell table:style-name="ce1"/>
          <table:table-cell/>
        </table:table-row>
        <table:table-row table:style-name="ro2">
          <table:table-cell office:value-type="string">
            <text:p>9c</text:p>
          </table:table-cell>
          <table:table-cell office:value-type="string">
            <text:p>material must have frictional value</text:p>
          </table:table-cell>
          <table:table-cell/>
          <table:table-cell table:style-name="ce1"/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vehicle can be specified by sdf</text:p>
          </table:table-cell>
          <table:table-cell/>
          <table:table-cell table:style-name="ce1"/>
          <table:table-cell/>
        </table:table-row>
        <table:table-row table:style-name="ro2">
          <table:table-cell office:value-type="string">
            <text:p>10a</text:p>
          </table:table-cell>
          <table:table-cell office:value-type="string">
            <text:p>1+ wheel with material</text:p>
          </table:table-cell>
          <table:table-cell/>
          <table:table-cell table:style-name="ce1"/>
          <table:table-cell/>
        </table:table-row>
        <table:table-row table:style-name="ro2">
          <table:table-cell office:value-type="string">
            <text:p>10b</text:p>
          </table:table-cell>
          <table:table-cell office:value-type="string">
            <text:p>Mass = sum of components</text:p>
          </table:table-cell>
          <table:table-cell/>
          <table:table-cell table:style-name="ce1"/>
          <table:table-cell/>
        </table:table-row>
        <table:table-row table:style-name="ro2">
          <table:table-cell table:number-columns-repeated="3"/>
          <table:table-cell table:style-name="ce1"/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generate environment w/o user config</text:p>
          </table:table-cell>
          <table:table-cell/>
          <table:table-cell table:style-name="ce1"/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allow user config</text:p>
          </table:table-cell>
          <table:table-cell/>
          <table:table-cell table:style-name="ce1"/>
          <table:table-cell/>
        </table:table-row>
        <table:table-row table:style-name="ro2">
          <table:table-cell office:value-type="string">
            <text:p>12a</text:p>
          </table:table-cell>
          <table:table-cell office:value-type="string">
            <text:p>path length</text:p>
          </table:table-cell>
          <table:table-cell/>
          <table:table-cell table:style-name="ce1"/>
          <table:table-cell/>
        </table:table-row>
        <table:table-row table:style-name="ro2">
          <table:table-cell office:value-type="string">
            <text:p>12b</text:p>
          </table:table-cell>
          <table:table-cell office:value-type="string">
            <text:p>terrain composition</text:p>
          </table:table-cell>
          <table:table-cell/>
          <table:table-cell table:style-name="ce1"/>
          <table:table-cell/>
        </table:table-row>
        <table:table-row table:style-name="ro2">
          <table:table-cell office:value-type="string">
            <text:p>12c</text:p>
          </table:table-cell>
          <table:table-cell office:value-type="string">
            <text:p>Continuous / non-continuous</text:p>
          </table:table-cell>
          <table:table-cell/>
          <table:table-cell table:style-name="ce1"/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output sdf conforms to requirement 9</text:p>
          </table:table-cell>
          <table:table-cell/>
          <table:table-cell table:style-name="ce1"/>
          <table:table-cell/>
        </table:table-row>
        <table:table-row table:style-name="ro2" table:number-rows-repeated="40">
          <table:table-cell table:number-columns-repeated="3"/>
          <table:table-cell table:style-name="ce1"/>
          <table:table-cell/>
        </table:table-row>
        <table:table-row table:style-name="ro2" table:number-rows-repeated="1048475">
          <table:table-cell table:number-columns-repeated="5"/>
        </table:table-row>
        <table:table-row table:style-name="ro2">
          <table:table-cell table:number-columns-repeated="5"/>
        </table:table-row>
        <calcext:conditional-formats>
          <calcext:conditional-format calcext:target-range-address="Sheet1.D36:Sheet1.D100 Sheet1.D22:Sheet1.D28 Sheet1.D1:Sheet1.D19">
            <calcext:condition calcext:apply-style-name="PARTIAL" calcext:value="=&quot;PARTIAL&quot;" calcext:base-cell-address="Sheet1.C1"/>
            <calcext:condition calcext:apply-style-name="NOT STARTED" calcext:value="=&quot;NOT STARTED&quot;" calcext:base-cell-address="Sheet1.C1"/>
            <calcext:condition calcext:apply-style-name="COMPLETE" calcext:value="=&quot;COMPLETE&quot;" calcext:base-cell-address="Sheet1.C1"/>
          </calcext:conditional-format>
          <calcext:conditional-format calcext:target-range-address="Sheet1.D30:Sheet1.D30">
            <calcext:condition calcext:apply-style-name="PARTIAL" calcext:value="=&quot;PARTIAL&quot;" calcext:base-cell-address="Sheet1.C1"/>
            <calcext:condition calcext:apply-style-name="NOT STARTED" calcext:value="=&quot;NOT STARTED&quot;" calcext:base-cell-address="Sheet1.C1"/>
            <calcext:condition calcext:apply-style-name="COMPLETE" calcext:value="=&quot;COMPLETE&quot;" calcext:base-cell-address="Sheet1.C1"/>
          </calcext:conditional-format>
          <calcext:conditional-format calcext:target-range-address="Sheet1.D31:Sheet1.D31">
            <calcext:condition calcext:apply-style-name="PARTIAL" calcext:value="=&quot;PARTIAL&quot;" calcext:base-cell-address="Sheet1.C1"/>
            <calcext:condition calcext:apply-style-name="NOT STARTED" calcext:value="=&quot;NOT STARTED&quot;" calcext:base-cell-address="Sheet1.C1"/>
            <calcext:condition calcext:apply-style-name="COMPLETE" calcext:value="=&quot;COMPLETE&quot;" calcext:base-cell-address="Sheet1.C1"/>
          </calcext:conditional-format>
          <calcext:conditional-format calcext:target-range-address="Sheet1.D32:Sheet1.D32">
            <calcext:condition calcext:apply-style-name="PARTIAL" calcext:value="=&quot;PARTIAL&quot;" calcext:base-cell-address="Sheet1.C1"/>
            <calcext:condition calcext:apply-style-name="NOT STARTED" calcext:value="=&quot;NOT STARTED&quot;" calcext:base-cell-address="Sheet1.C1"/>
            <calcext:condition calcext:apply-style-name="COMPLETE" calcext:value="=&quot;COMPLETE&quot;" calcext:base-cell-address="Sheet1.C1"/>
          </calcext:conditional-format>
          <calcext:conditional-format calcext:target-range-address="Sheet1.D34:Sheet1.D34">
            <calcext:condition calcext:apply-style-name="PARTIAL" calcext:value="=&quot;PARTIAL&quot;" calcext:base-cell-address="Sheet1.C1"/>
            <calcext:condition calcext:apply-style-name="NOT STARTED" calcext:value="=&quot;NOT STARTED&quot;" calcext:base-cell-address="Sheet1.C1"/>
            <calcext:condition calcext:apply-style-name="COMPLETE" calcext:value="=&quot;COMPLETE&quot;" calcext:base-cell-address="Sheet1.C1"/>
          </calcext:conditional-format>
          <calcext:conditional-format calcext:target-range-address="Sheet1.D33:Sheet1.D33">
            <calcext:condition calcext:apply-style-name="PARTIAL" calcext:value="=&quot;PARTIAL&quot;" calcext:base-cell-address="Sheet1.C1"/>
            <calcext:condition calcext:apply-style-name="NOT STARTED" calcext:value="=&quot;NOT STARTED&quot;" calcext:base-cell-address="Sheet1.C1"/>
            <calcext:condition calcext:apply-style-name="COMPLETE" calcext:value="=&quot;COMPLETE&quot;" calcext:base-cell-address="Sheet1.C1"/>
          </calcext:conditional-format>
          <calcext:conditional-format calcext:target-range-address="Sheet1.D35:Sheet1.D35">
            <calcext:condition calcext:apply-style-name="PARTIAL" calcext:value="=&quot;PARTIAL&quot;" calcext:base-cell-address="Sheet1.C1"/>
            <calcext:condition calcext:apply-style-name="NOT STARTED" calcext:value="=&quot;NOT STARTED&quot;" calcext:base-cell-address="Sheet1.C1"/>
            <calcext:condition calcext:apply-style-name="COMPLETE" calcext:value="=&quot;COMPLETE&quot;" calcext:base-cell-address="Sheet1.C1"/>
          </calcext:conditional-format>
          <calcext:conditional-format calcext:target-range-address="Sheet1.D29:Sheet1.D29">
            <calcext:condition calcext:apply-style-name="PARTIAL" calcext:value="=&quot;PARTIAL&quot;" calcext:base-cell-address="Sheet1.C1"/>
            <calcext:condition calcext:apply-style-name="NOT STARTED" calcext:value="=&quot;NOT STARTED&quot;" calcext:base-cell-address="Sheet1.C1"/>
            <calcext:condition calcext:apply-style-name="COMPLETE" calcext:value="=&quot;COMPLETE&quot;" calcext:base-cell-address="Sheet1.C1"/>
          </calcext:conditional-format>
          <calcext:conditional-format calcext:target-range-address="Sheet1.D20:Sheet1.D20">
            <calcext:condition calcext:apply-style-name="PARTIAL" calcext:value="=&quot;PARTIAL&quot;" calcext:base-cell-address="Sheet1.C1"/>
            <calcext:condition calcext:apply-style-name="NOT STARTED" calcext:value="=&quot;NOT STARTED&quot;" calcext:base-cell-address="Sheet1.C1"/>
            <calcext:condition calcext:apply-style-name="COMPLETE" calcext:value="=&quot;COMPLETE&quot;" calcext:base-cell-address="Sheet1.C1"/>
          </calcext:conditional-format>
          <calcext:conditional-format calcext:target-range-address="Sheet1.D21:Sheet1.D21">
            <calcext:condition calcext:apply-style-name="PARTIAL" calcext:value="=&quot;PARTIAL&quot;" calcext:base-cell-address="Sheet1.C1"/>
            <calcext:condition calcext:apply-style-name="NOT STARTED" calcext:value="=&quot;NOT STARTED&quot;" calcext:base-cell-address="Sheet1.C1"/>
            <calcext:condition calcext:apply-style-name="COMPLETE" calcext:value="=&quot;COMPLETE&quot;" calcext:base-cell-address="Sheet1.C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PLETE" style:family="table-cell" style:parent-style-name="Default">
      <style:table-cell-properties fo:background-color="#00ff00"/>
    </style:style>
    <style:style style:name="PARTIAL" style:family="table-cell" style:parent-style-name="Default">
      <style:table-cell-properties fo:background-color="#e6ff00"/>
    </style:style>
    <style:style style:name="NOT_20_STARTED" style:display-name="NOT STARTED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30">00/00/0000</text:date>, <text:time style:data-style-name="N2" text:time-value="0000-00-00T10:15: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26T20:53:40</meta:creation-date>
    <dc:date>2014-03-30T13:12:26</dc:date>
    <meta:editing-duration>PT1H4M20S</meta:editing-duration>
    <meta:editing-cycles>6</meta:editing-cycles>
    <meta:generator>LibreOffice/4.0.2.2$Linux_X86_64 LibreOffice_project/400m0$Build-2</meta:generator>
    <meta:document-statistic meta:table-count="1" meta:cell-count="218" meta:object-count="0"/>
  </office:meta>
</office:document-meta>
</file>